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276</text:p>
      <text:p text:style-name="Standard"/>
      <text:p text:style-name="Standard">Demandeur : SCEA MONJARET - -</text:p>
      <text:p text:style-name="Standard">Adresse : 16 LE GRAFF<text:line-break/>22970 PLOUMAGOAR</text:p>
      <text:p text:style-name="Standard">Cédant : MONJARET Vincent</text:p>
      <text:p text:style-name="Standard"/>
      <text:p text:style-name="Standard">La demande sera prise en compte avec un type specifique : TVs lkdjljlsfj.<text:line-break/></text:p>
      <text:p text:style-name="Standard"/>
      <text:p text:style-name="Standard"/>
      <text:p text:style-name="Standard">----------------------------------------</text:p>
      <text:p text:style-name="Standard">Commune : PLOUEC-DU-TRIEUX</text:p>
      <text:p text:style-name="Standard"/>
      <text:p text:style-name="Standard">----------------------------------------</text:p>
      <text:p text:style-name="Standard">Commune : PLOUMAGOAR</text:p>
      <text:p text:style-name="Standard"/>
      <text:p text:style-name="Standard">----------------------------------------</text:p>
      <text:p text:style-name="Standard">Commune : SAINT-PEVER</text:p>
      <text:p text:style-name="Standard"/>
      <text:p text:style-name="Standard"/>
      <text:p text:style-name="Standard"/>
      <text:p text:style-name="P1">Dossier n° : C22250276</text:p>
      <text:p text:style-name="P1"/>
      <text:p text:style-name="P1">Demandeur : SCEA MONJARET - -</text:p>
      <text:p text:style-name="P1">Adresse : 16 LE GRAFF<text:line-break/>22970 PLOUMAGOAR</text:p>
      <text:p text:style-name="P1">Cédant : MONJARET Vincent</text:p>
      <text:p text:style-name="P1"/>
      <text:p text:style-name="P1"/>
      <text:p text:style-name="P1">La demande **sera** prise en compte avec un type spécifique : TVs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OUEC-DU-TRIEUX</text:p>
      <text:p text:style-name="P1"/>
      <text:p text:style-name="P1"/>
      <text:p text:style-name="P1">Parcelles : ZI22AK - ZI72 - ZI140J - ZI140K - ZH36J - ZH36K - ZH36L - ZC3AJ - ZC3AK - ZE31J - ZE31K - ZE31L - ZI22AJ</text:p>
      <text:p text:style-name="P1">Superficie : 16,1441 ha</text:p>
      <text:p text:style-name="P1"/>
      <text:p text:style-name="P1"/>
      <text:p text:style-name="P1">----------------------------------------</text:p>
      <text:p text:style-name="P1">Type : parcelles</text:p>
      <text:p text:style-name="P1">Commune : PLOUMAGOAR</text:p>
      <text:p text:style-name="P1"/>
      <text:p text:style-name="P1"/>
      <text:p text:style-name="P1">Parcelles : ZT110 - ZV12 - YC609A - YC609B - ZV132A - ZV132B - ZV168 - ZV170 - ZY50 - ZY73 - ZY199 - ZY200A - ZY200B - ZY201A - ZY201B - ZY203 - ZY119 - ZY124A - ZY161 - ZY41 - ZY42A - ZY44 - ZY45 - ZW39 - ZW62 - ZW63 - ZW216 - ZS3AJ - ZS3AK - ZS3B - ZS85A - ZS85Z - ZT27A - ZT27B - ZT27C - ZT27D - ZT117 - ZT2 - ZT4 - ZT105 - ZW97J - ZW97K - ZV5 - ZV130A - ZV130B - ZV130C - ZW174A - ZW174B - ZW215 - YA12A - YA12B - YA21A - YA21B - YA21C - YA21D - ZY170 - ZV1A - ZV1Z - ZV2A - ZV2B - ZV4BJ - ZV4BK - ZV85B - ZV91 - ZV92A - ZY40</text:p>
      <text:p text:style-name="P1">Superficie : 106,7495 ha</text:p>
      <text:p text:style-name="P1"/>
      <text:p text:style-name="P1"/>
      <text:p text:style-name="P1">----------------------------------------</text:p>
      <text:p text:style-name="P1">Type : parcelles</text:p>
      <text:p text:style-name="P1">Commune : SAINT-PEVER</text:p>
      <text:p text:style-name="P1"/>
      <text:p text:style-name="P1"/>
      <text:p text:style-name="P1">Parcelles : ZA26A - ZA26BJ - ZA26BK - ZA14J - ZA14K - ZA48 - ZA49</text:p>
      <text:p text:style-name="P1">Superficie : 9,116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